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5ec63" officeooo:paragraph-rsid="0005ec6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paragraph-rsid="0005ec63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05ec63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05ec63" officeooo:paragraph-rsid="0005ec6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05ec63" officeooo:paragraph-rsid="0005ec63" style:font-weight-asian="bold" style:font-weight-complex="bold"/>
    </style:style>
    <style:style style:name="T1" style:family="text">
      <style:text-properties officeooo:rsid="0005ec63" style:font-weight-asian="bold" style:font-weight-complex="bold"/>
    </style:style>
    <style:style style:name="T2" style:family="text">
      <style:text-properties fo:font-weight="bold" officeooo:rsid="0005ec63" style:font-weight-asian="bold" style:font-weight-complex="bold"/>
    </style:style>
    <style:style style:name="T3" style:family="text">
      <style:text-properties fo:font-size="18pt" fo:font-weight="bold" officeooo:rsid="0005ec6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sk</text:p>
      <text:p text:style-name="P4">Documentation</text:p>
      <text:p text:style-name="P4"/>
      <text:p text:style-name="P5"/>
      <text:p text:style-name="P1">Task has been created with django framwork</text:p>
      <text:p text:style-name="P1"/>
      <text:p text:style-name="P1">in github virtual environment is with name is virtual you can activate it</text:p>
      <text:p text:style-name="P1">database is stored into sqlitfile</text:p>
      <text:p text:style-name="P1"/>
      <text:p text:style-name="P1">1-Models:</text:p>
      <text:p text:style-name="P1"><text:tab/>a-providers</text:p>
      <text:p text:style-name="P1"><text:tab/><text:tab/>this table is holding providers details type of data they send </text:p>
      <text:p text:style-name="P1"><text:tab/>b-hotels</text:p>
      <text:p text:style-name="P1"><text:tab/><text:tab/>this table holding hotels details and every hotel is under provider<text:tab/></text:p>
      <text:p text:style-name="P2"><text:span text:style-name="T1"><text:tab/>c- amenities <text:s/></text:span></text:p>
      <text:p text:style-name="P2"><text:span text:style-name="T1"><text:tab/><text:tab/>table hold every amenity the hotels can have</text:span></text:p>
      <text:p text:style-name="P2"><text:span text:style-name="T1"><text:tab/>d- city</text:span></text:p>
      <text:p text:style-name="P2"><text:span text:style-name="T1"><text:tab/><text:tab/>table holdall cities so we can filter by them <text:s/>(didn’t do it)</text:span></text:p>
      <text:p text:style-name="P2"><text:span text:style-name="T1"/></text:p>
      <text:p text:style-name="P3"><text:span text:style-name="T2">2-views:</text:span></text:p>
      <text:p text:style-name="P3"><text:span text:style-name="T2"><text:s/><text:tab/>has a function to get all hotels <text:s/>with respect for provider’s information rules that already identified in providers table <text:s/></text:span></text:p>
      <text:p text:style-name="P2"><text:span text:style-name="T1"><text:tab/><text:tab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23:35:54.243034333</meta:creation-date>
    <dc:date>2021-11-30T23:45:28.220394169</dc:date>
    <meta:editing-duration>PT9M35S</meta:editing-duration>
    <meta:editing-cycles>1</meta:editing-cycles>
    <meta:document-statistic meta:table-count="0" meta:image-count="0" meta:object-count="0" meta:page-count="1" meta:paragraph-count="17" meta:word-count="96" meta:character-count="598" meta:non-whitespace-character-count="494"/>
    <meta:generator>LibreOffice/6.4.7.2$Linux_X86_64 LibreOffice_project/40$Build-2</meta:generator>
  </office:meta>
</office:document-meta>
</file>